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ff9966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sans-serif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sans-serif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fo:font-size="12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4c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ff"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0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9966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marker-end="Arrowheads_20_1" draw:textarea-horizontal-align="center" draw:textarea-vertical-align="middle"/>
    </style:style>
    <style:style style:name="gr3" style:family="graphic">
      <style:graphic-properties draw:marker-start="" draw:marker-end="Arrowheads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fo:language="en" fo:country="US" style:language-asian="en" style:country-asian="US" style:font-size-complex="6.80000019073486pt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L216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>
            <text:p>Algoritmo A estrella:</text:p>
          </table:table-cell>
          <table:table-cell table:style-name="ce8"/>
          <table:table-cell table:style-name="ce14"/>
          <table:table-cell table:number-columns-repeated="1021"/>
        </table:table-row>
        <table:table-row table:style-name="ro1">
          <table:table-cell office:value-type="string">
            <text:p>Funcion:</text:p>
          </table:table-cell>
          <table:table-cell table:style-name="ce8"/>
          <table:table-cell table:style-name="ce14"/>
          <table:table-cell table:number-columns-repeated="1021"/>
        </table:table-row>
        <table:table-row table:style-name="ro1">
          <table:table-cell/>
          <table:table-cell table:style-name="ce8" office:value-type="string">
            <text:p>F(n)=g(n)+h(n)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table:style-name="ce9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0" office:value-type="string">
            <text:p><text:span text:style-name="T1"><text:s/></text:span><text:span text:style-name="T2">donde:</text:span></text:p>
          </table:table-cell>
          <table:table-cell table:style-name="ce14"/>
          <table:table-cell table:number-columns-repeated="1021"/>
        </table:table-row>
        <table:table-row table:style-name="ro4">
          <table:table-cell/>
          <table:table-cell table:style-name="ce10" office:value-type="string">
            <text:p><text:span text:style-name="T1"><text:s text:c="11"/></text:span><text:span text:style-name="T2">h(n) representa el valor heurístico del nodo a evaluar desde el actual (n) al final</text:span></text:p>
          </table:table-cell>
          <table:table-cell table:style-name="ce14"/>
          <table:table-cell table:number-columns-repeated="1021"/>
        </table:table-row>
        <table:table-row table:style-name="ro4">
          <table:table-cell/>
          <table:table-cell table:style-name="ce10" office:value-type="string">
            <text:p><text:span text:style-name="T1"><text:s text:c="11"/></text:span><text:span text:style-name="T2">g(n): representa el coste real del camino recorrido para llegar al nodo n, desde el nodo inicial</text:span>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string">
            <text:p>Procedimiento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0) </text:p>
          </table:table-cell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inicio</text:p>
          </table:table-cell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fin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listaAbierta</text:p>
          </table:table-cell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listaCerrada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0) Paso Inicial: listaAbierta meto inicio</text:p>
          </table:table-cell>
          <table:table-cell table:style-name="ce14"/>
          <table:table-cell table:number-columns-repeated="4"/>
          <table:table-cell table:style-name="ce3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office:value-type="string">
            <text:p>Abierta</text:p>
          </table:table-cell>
          <table:table-cell/>
          <table:table-cell office:value-type="string">
            <text:p>Cerrada</text:p>
          </table:table-cell>
          <table:table-cell/>
          <table:table-cell table:style-name="ce32" table:number-columns-repeated="2"/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/>
          <table:table-cell table:style-name="ce33"/>
          <table:table-cell table:style-name="ce3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Indice=-1</text:p>
          </table:table-cell>
          <table:table-cell table:style-name="ce12" office:value-type="string">
            <text:p>inicio</text:p>
          </table:table-cell>
          <table:table-cell/>
          <table:table-cell table:style-name="ce25"/>
          <table:table-cell/>
          <table:table-cell table:style-name="ce33"/>
          <table:table-cell table:style-name="ce32"/>
          <table:table-cell table:number-columns-repeated="1015"/>
        </table:table-row>
        <table:table-row table:style-name="ro1">
          <table:table-cell>
            <draw:custom-shape table:end-cell-address="Sheet1.A24" table:end-x="1.756cm" table:end-y="0.333cm" draw:z-index="2" draw:style-name="gr1" svg:width="0.641cm" svg:height="0.425cm" svg:x="1.115cm" svg:y="0.33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4"/>
          <table:table-cell table:number-columns-repeated="4"/>
          <table:table-cell table:style-name="ce32" table:number-columns-repeated="2"/>
          <table:table-cell table:number-columns-repeated="1015"/>
        </table:table-row>
        <table:table-row table:style-name="ro1">
          <table:table-cell>
            <draw:custom-shape table:end-cell-address="Sheet1.A50" table:end-x="0.864cm" table:end-y="0.064cm" draw:z-index="1" draw:style-name="gr1" svg:width="0.446cm" svg:height="11.045cm" svg:x="0.418cm" svg:y="0.157cm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office:value-type="string">
            <text:p>2) Mientras que halla elementos en la listaAbierta</text:p>
          </table:table-cell>
          <table:table-cell table:style-name="ce14"/>
          <table:table-cell table:number-columns-repeated="1021"/>
        </table:table-row>
        <table:table-row table:style-name="ro5">
          <table:table-cell/>
          <table:table-cell office:value-type="string">
            <text:p><text:s/>Paso de la lista Abierta el <text:span text:style-name="T3">minimo f(n).</text:span>. a cerrada (si esta Vacia la Abierta <text:span text:style-name="T3">No Hay Solucion</text:span>)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office:value-type="string">
            <text:p>Abierta</text:p>
          </table:table-cell>
          <table:table-cell/>
          <table:table-cell office:value-type="string">
            <text:p>Cerrada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2"/>
          <table:table-cell>
            <draw:line table:end-cell-address="Sheet1.E32" table:end-x="1.952cm" table:end-y="0.164cm" draw:z-index="4" draw:style-name="gr2" draw:text-style-name="P1" svg:x1="0.255cm" svg:y1="0.164cm" svg:x2="1.953cm" svg:y2="0.164cm">
              <text:p/>
            </draw:line>
          </table:table-cell>
          <table:table-cell table:style-name="ce25" office:value-type="string">
            <text:p>movido</text:p>
          </table:table-cell>
          <table:table-cell office:value-type="string">
            <text:p>nudo_actu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 table:number-columns-repeated="1018"/>
        </table:table-row>
        <table:table-row table:style-name="ro5">
          <table:table-cell/>
          <table:table-cell office:value-type="string">
            <text:p>Si movido=fin entonces <text:span text:style-name="T3">SOLUCION</text:span> es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crear una ruta de nudo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office:value-type="string">
            <text:p>mientras que nudo_actual sea &lt;&gt; -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/>
          <table:table-cell office:value-type="string">
            <text:p>nudo actual=listaCerrada(nudo_actual.indic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/>
          <table:table-cell/>
          <table:table-cell office:value-type="string">
            <text:p>añade a solucion nudo_actu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/>
          <table:table-cell office:value-type="string">
            <text:p>fin mientr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3) Calculo sucesores de nodo movido (padre)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office:value-type="string">
            <text:p>Abierta</text:p>
          </table:table-cell>
          <table:table-cell/>
          <table:table-cell office:value-type="string">
            <text:p>Cerrad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/>
          <table:table-cell office:value-type="string">
            <text:p>(hijos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/>
          <table:table-cell office:value-type="string">
            <text:p>sucesores del movid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/>
          <table:table-cell table:style-name="ce12" office:value-type="string">
            <text:p>sucesor3 f(n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/>
          <table:table-cell/>
          <table:table-cell table:style-name="ce12" office:value-type="string">
            <text:p>sucesor2 f(n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12"/>
          <table:table-cell/>
          <table:table-cell table:style-name="ce25" office:value-type="string">
            <text:p>movido</text:p>
          </table:table-cell>
          <table:table-cell>
            <draw:line table:end-cell-address="Sheet1.G48" table:end-x="2.119cm" table:end-y="0.051cm" draw:z-index="5" draw:style-name="gr2" draw:text-style-name="P1" svg:x1="0.307cm" svg:y1="0.051cm" svg:x2="2.119cm" svg:y2="0.051cm">
              <text:p/>
            </draw:line>
          </table:table-cell>
          <table:table-cell table:style-name="ce12" office:value-type="string">
            <text:p>sucesor1 (f(n)</text:p>
          </table:table-cell>
          <table:table-cell>
            <draw:line table:end-cell-address="Sheet1.I48" table:end-x="1.98cm" table:end-y="0.112cm" draw:z-index="3" draw:style-name="gr2" draw:text-style-name="P1" svg:x1="0.279cm" svg:y1="0.112cm" svg:x2="1.98cm" svg:y2="0.112cm">
              <text:p/>
            </draw:line>
          </table:table-cell>
          <table:table-cell table:style-name="ce13" office:value-type="string">
            <text:p>Tratar sucesor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 office:value-type="string">
            <text:p>(padre)</text:p>
          </table:table-cell>
          <table:table-cell table:number-columns-repeated="2"/>
          <table:table-cell office:value-type="string">
            <text:p>(pasando el padre e hijo)</text:p>
          </table:table-cell>
          <table:table-cell table:number-columns-repeated="1014"/>
        </table:table-row>
        <table:table-row table:style-name="ro1">
          <table:table-cell>
            <draw:custom-shape table:end-cell-address="Sheet1.A51" table:end-x="1.617cm" table:end-y="0.118cm" draw:z-index="0" draw:style-name="gr1" svg:width="0.725cm" svg:height="0.32cm" svg:x="0.892cm" svg:y="0.22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Vuelve a 2)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6"/>
          <table:table-cell table:number-columns-repeated="1021"/>
        </table:table-row>
        <table:table-row table:style-name="ro5">
          <table:table-cell table:style-name="ce2"/>
          <table:table-cell table:style-name="ce11" office:value-type="string">
            <text:p>Tratar Sucesor</text:p>
          </table:table-cell>
          <table:table-cell table:style-name="ce16"/>
          <table:table-cell office:value-type="string">
            <text:p><text:s/>(según <text:a xlink:href="http://stormhorse.com/a_star.js">http://stormhorse.com/a_star.js</text:a>)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7"/>
          <table:table-cell table:style-name="ce24" table:number-columns-repeated="1021"/>
        </table:table-row>
        <table:table-row table:style-name="ro1">
          <table:table-cell/>
          <table:table-cell office:value-type="string">
            <text:p>Comprueba si el sucesor esta en la listaCerrada. Si lo esta pasa a otro sucesor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/>
          <table:table-cell office:value-type="string">
            <text:p>Del sucesor calcula la función g (n): 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gcalculada del nodo movido (padre de este nodo) + distancia nodo padre a nodo hijo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Si sucesor esta en la listaAbierta Y <text:s/>gcalculada &lt; sucesorHallado.g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sucesorHallado.indice=indice.pad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sucesorHallado.g=gcalcul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sucesorHallado.F=gcalculado+H(sucesorHallado.indice, fin )</text:p>
          </table:table-cell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Si no esta en la listaAbierta....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Lo añade este nodo sucesor a listaAbierta, con un valor de indice igual a la longitud de la lista cerrada menos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>
            <text:p>Del sucesor calcula la funcion h(n) (desde él al destino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6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4" office:value-type="string">
            <text:p>Ejemplo de wikipedia :</text:p>
          </table:table-cell>
          <table:table-cell table:style-name="ce4"/>
          <table:table-cell table:style-name="ce20" office:value-type="string" table:number-columns-spanned="5" table:number-rows-spanned="1">
            <text:p><text:a xlink:href="http://en.wikipedia.org/wiki/A*_search_algorithm">http://en.wikipedia.org/wiki/A*_search_algorithm</text:a> </text:p>
          </table:table-cell>
          <table:covered-table-cell table:number-columns-repeated="4" table:style-name="ce4"/>
          <table:table-cell table:style-name="ce4"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Ponemos el nudo de inicio en la lista Abierta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string">
            <text:p>Paso 1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5"/>
          <table:table-cell table:number-columns-repeated="1014"/>
        </table:table-row>
        <table:table-row table:style-name="ro1" table:number-rows-repeated="4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5"/>
          <table:table-cell table:number-columns-repeated="1014"/>
        </table:table-row>
        <table:table-row table:style-name="ro1">
          <table:table-cell/>
          <table:table-cell table:style-name="ce12" office:value-type="string">
            <text:p>ini </text:p>
          </table:table-cell>
          <table:table-cell table:style-name="ce14"/>
          <table:table-cell table:style-name="ce25"/>
          <table:table-cell/>
          <table:table-cell table:style-name="ce14" table:number-columns-repeated="5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5"/>
          <table:table-cell table:number-columns-repeated="1014"/>
        </table:table-row>
        <table:table-row table:style-name="ro1">
          <table:table-cell office:value-type="string">
            <text:p>Paso 2:</text:p>
          </table:table-cell>
          <table:table-cell/>
          <table:table-cell table:style-name="ce14"/>
          <table:table-cell table:number-columns-repeated="2"/>
          <table:table-cell table:style-name="ce14" table:number-columns-repeated="5"/>
          <table:table-cell table:number-columns-repeated="1014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5"/>
          <table:table-cell table:number-columns-repeated="1014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/>
          <table:covered-table-cell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26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/>
          <table:table-cell>
            <draw:line table:end-cell-address="Sheet1.E92" table:end-x="2.04cm" table:end-y="0.327cm" draw:z-index="12" draw:style-name="gr2" draw:text-style-name="P1" svg:x1="0.06cm" svg:y1="0.328cm" svg:x2="2.041cm" svg:y2="0.328cm">
              <text:p/>
            </draw:line>
          </table:table-cell>
          <table:table-cell table:style-name="ce26" office:value-type="string">
            <text:p>d</text:p>
          </table:table-cell>
          <table:table-cell table:style-name="ce26" office:value-type="string">
            <text:p><text:s/>ini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35" table:formula="of:=[.I92]+[.H92]" office:value-type="float" office:value="2">
            <text:p>2</text:p>
          </table:table-cell>
          <table:table-cell table:style-name="ce26" office:value-type="float" office:value="4.5">
            <text:p>4,5</text:p>
          </table:table-cell>
          <table:table-cell table:style-name="ce26" table:formula="of:=[.K92]+[.J92]" office:value-type="float" office:value="6.5">
            <text:p>6,5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ini <text:s/></text:p>
          </table:table-cell>
          <table:table-cell/>
          <table:table-cell table:style-name="ce26" office:value-type="string">
            <text:p>a</text:p>
          </table:table-cell>
          <table:table-cell table:style-name="ce26" office:value-type="string">
            <text:p><text:s/>ini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.5">
            <text:p>1,5</text:p>
          </table:table-cell>
          <table:table-cell table:style-name="ce35" table:formula="of:=[.I93]+[.H93]" office:value-type="float" office:value="1.5">
            <text:p>1,5</text:p>
          </table:table-cell>
          <table:table-cell table:style-name="ce26" office:value-type="float" office:value="4">
            <text:p>4</text:p>
          </table:table-cell>
          <table:table-cell table:style-name="ce26" table:formula="of:=[.K93]+[.J93]" office:value-type="float" office:value="5.5">
            <text:p>5,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>
            <text:p>El nudo a analizar con minimo de <text:s/>F, <text:s/>es el nudo Fin? NO</text:p>
          </table:table-cell>
          <table:table-cell table:number-columns-repeated="3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elijo el menor F de </text:p>
          </table:table-cell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lista Abierta</text:p>
          </table:table-cell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(ini)</text:p>
          </table:table-cell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3"/>
          <table:table-cell table:style-name="ce5" table:number-columns-repeated="2"/>
          <table:table-cell table:style-name="ce15" table:number-columns-repeated="2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string">
            <text:p>Paso 3:</text:p>
          </table:table-cell>
          <table:table-cell office:value-type="string">
            <text:p>Traslados nudos sucesores</text:p>
          </table:table-cell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 table:number-rows-repeated="3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 office:value-type="string">
            <text:p>D (F=6,5)</text:p>
          </table:table-cell>
          <table:table-cell table:style-name="ce14"/>
          <table:table-cell table:style-name="ce25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 office:value-type="string">
            <text:p>A (F=5,5)</text:p>
          </table:table-cell>
          <table:table-cell table:style-name="ce14"/>
          <table:table-cell table:style-name="ce25" office:value-type="string">
            <text:p>ini <text:s/></text:p>
          </table:table-cell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5"/>
          <table:table-cell table:style-name="ce15" table:number-columns-repeated="3"/>
          <table:table-cell table:style-name="ce5" table:number-columns-repeated="2"/>
          <table:table-cell table:style-name="ce15" table:number-columns-repeated="2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string">
            <text:p>Paso 4:</text:p>
          </table:table-cell>
          <table:table-cell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35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>
            <draw:line table:end-cell-address="Sheet1.E116" table:end-x="2.248cm" table:end-y="0.31cm" draw:z-index="11" draw:style-name="gr2" draw:text-style-name="P1" svg:x1="0.145cm" svg:y1="0.31cm" svg:x2="2.249cm" svg:y2="0.737cm">
              <text:p/>
            </draw:line>
          </table:table-cell>
          <table:table-cell table:style-name="ce27"/>
          <table:table-cell table:style-name="ce14" table:number-columns-repeated="3"/>
          <table:table-cell table:style-name="ce36"/>
          <table:table-cell table:style-name="ce14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 office:value-type="string">
            <text:p>D (F=6,5)</text:p>
          </table:table-cell>
          <table:table-cell/>
          <table:table-cell table:style-name="ce25" office:value-type="string">
            <text:p>A (5..5)</text:p>
          </table:table-cell>
          <table:table-cell/>
          <table:table-cell table:style-name="ce27"/>
          <table:table-cell table:style-name="ce14" table:number-columns-repeated="3"/>
          <table:table-cell table:style-name="ce36"/>
          <table:table-cell table:style-name="ce14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ini <text:s/></text:p>
          </table:table-cell>
          <table:table-cell/>
          <table:table-cell table:style-name="ce28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</text:p>
          </table:table-cell>
          <table:table-cell table:style-name="ce37" office:value-type="float" office:value="3.5">
            <text:p>3,5</text:p>
          </table:table-cell>
          <table:table-cell table:style-name="ce30" office:value-type="float" office:value="2">
            <text:p>2</text:p>
          </table:table-cell>
          <table:table-cell table:style-name="ce43" table:formula="of:=[.K117]+[.J117]" office:value-type="float" office:value="5.5">
            <text:p>5,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l nudo a analizar con minimo de <text:s/>F, <text:s/>es el nudo Fin? NO</text:p>
          </table:table-cell>
          <table:table-cell table:number-columns-repeated="3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elijo el menor F de 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lista Abierta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( A)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21"/>
          <table:table-cell table:style-name="ce6" table:number-columns-repeated="2"/>
          <table:table-cell table:style-name="ce21" table:number-columns-repeated="7"/>
          <table:table-cell table:style-name="ce6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 5:</text:p>
          </table:table-cell>
          <table:table-cell office:value-type="string">
            <text:p>Traslado nudos sucesores</text:p>
          </table:table-cell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26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D (6,5)</text:p>
          </table:table-cell>
          <table:table-cell table:style-name="ce14"/>
          <table:table-cell table:style-name="ce25" office:value-type="string">
            <text:p>A (5.5)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B (5,5 )</text:p>
          </table:table-cell>
          <table:table-cell table:style-name="ce14"/>
          <table:table-cell table:style-name="ce25" office:value-type="string">
            <text:p>ini <text:s/>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 6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>
            <draw:line table:end-cell-address="Sheet1.E140" table:end-x="2.144cm" table:end-y="0.136cm" draw:z-index="13" draw:style-name="gr2" draw:text-style-name="P1" svg:x1="0.108cm" svg:y1="0.109cm" svg:x2="2.145cm" svg:y2="0.99cm">
              <text:p/>
            </draw:line>
          </table:table-cell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35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 office:value-type="string">
            <text:p>B (5,5)</text:p>
          </table:table-cell>
          <table:table-cell/>
          <table:table-cell table:style-name="ce29"/>
          <table:table-cell table:style-name="ce31" table:number-columns-repeated="3"/>
          <table:table-cell table:style-name="ce38"/>
          <table:table-cell table:style-name="ce31"/>
          <table:table-cell table:style-name="ce44"/>
          <table:table-cell table:number-columns-repeated="1012"/>
        </table:table-row>
        <table:table-row table:style-name="ro1">
          <table:table-cell/>
          <table:table-cell table:style-name="ce12" office:value-type="string">
            <text:p>D (6,5 )</text:p>
          </table:table-cell>
          <table:table-cell/>
          <table:table-cell table:style-name="ce25" office:value-type="string">
            <text:p>A (5.5)</text:p>
          </table:table-cell>
          <table:table-cell/>
          <table:table-cell table:style-name="ce27"/>
          <table:table-cell table:style-name="ce14" table:number-columns-repeated="3"/>
          <table:table-cell table:style-name="ce36"/>
          <table:table-cell table:style-name="ce14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ini <text:s/></text:p>
          </table:table-cell>
          <table:table-cell/>
          <table:table-cell table:style-name="ce28" office:value-type="string">
            <text:p><text:s/>C</text:p>
          </table:table-cell>
          <table:table-cell table:style-name="ce30" office:value-type="string">
            <text:p>B</text:p>
          </table:table-cell>
          <table:table-cell table:style-name="ce30" office:value-type="float" office:value="3.5">
            <text:p>3,5</text:p>
          </table:table-cell>
          <table:table-cell table:style-name="ce30" office:value-type="float" office:value="3">
            <text:p>3</text:p>
          </table:table-cell>
          <table:table-cell table:style-name="ce37" table:formula="of:=[.I141]+[.H141]" office:value-type="float" office:value="6.5">
            <text:p>6,5</text:p>
          </table:table-cell>
          <table:table-cell table:style-name="ce30" office:value-type="float" office:value="4">
            <text:p>4</text:p>
          </table:table-cell>
          <table:table-cell table:style-name="ce43" table:formula="of:=[.K141]+[.J141]" office:value-type="float" office:value="10.5">
            <text:p>10,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l nudo a analizar con minimo de <text:s/>F, <text:s/>es el nudo Fin? NO</text:p>
          </table:table-cell>
          <table:table-cell table:number-columns-repeated="3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elijo el menor F de 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lista Abierta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(B)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7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26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D (6,5 )</text:p>
          </table:table-cell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C (10.5)</text:p>
          </table:table-cell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8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 office:value-type="string">
            <text:p>D (6,5)</text:p>
          </table:table-cell>
          <table:table-cell>
            <draw:line table:end-cell-address="Sheet1.E162" table:end-x="2.225cm" table:end-y="0.053cm" draw:z-index="14" draw:style-name="gr2" draw:text-style-name="P1" svg:x1="0.305cm" svg:y1="0.297cm" svg:x2="2.226cm" svg:y2="0.481cm">
              <text:p/>
            </draw:line>
          </table:table-cell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35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B (5,5)</text:p>
          </table:table-cell>
          <table:table-cell/>
          <table:table-cell table:style-name="ce27"/>
          <table:table-cell table:style-name="ce14" table:number-columns-repeated="3"/>
          <table:table-cell table:style-name="ce36"/>
          <table:table-cell table:style-name="ce14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A (5.5)</text:p>
          </table:table-cell>
          <table:table-cell/>
          <table:table-cell table:style-name="ce27" office:value-type="string">
            <text:p>E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36" table:formula="of:=[.I163]+[.H163]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42" table:formula="of:=[.K163]+[.J163]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>
            <text:p>C (10.5)</text:p>
          </table:table-cell>
          <table:table-cell/>
          <table:table-cell table:style-name="ce25" office:value-type="string">
            <text:p>ini <text:s/></text:p>
          </table:table-cell>
          <table:table-cell/>
          <table:table-cell table:style-name="ce28"/>
          <table:table-cell table:style-name="ce30" table:number-columns-repeated="5"/>
          <table:table-cell table:style-name="ce43"/>
          <table:table-cell table:number-columns-repeated="1012"/>
        </table:table-row>
        <table:table-row table:style-name="ro1">
          <table:table-cell/>
          <table:table-cell office:value-type="string">
            <text:p>El nudo a analizar con minimo de <text:s/>F, <text:s/>es el nudo Fin? NO</text:p>
          </table:table-cell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elijo el menor F de 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lista Abierta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(D)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9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style-name="ce34"/>
          <table:covered-table-cell table:style-name="ce39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 office:value-type="string">
            <text:p>D (6,5)</text:p>
          </table:table-cell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26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 office:value-type="string">
            <text:p>B (5,5)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E(7)</text:p>
          </table:table-cell>
          <table:table-cell table:style-name="ce14"/>
          <table:table-cell table:style-name="ce25" office:value-type="string">
            <text:p>A (5.5)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C (10.5)</text:p>
          </table:table-cell>
          <table:table-cell table:style-name="ce14"/>
          <table:table-cell table:style-name="ce25" office:value-type="string">
            <text:p>ini <text:s/>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10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 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22"/>
          <table:table-cell table:style-name="ce25" office:value-type="string">
            <text:p>E (7)</text:p>
            <draw:line table:end-cell-address="Sheet1.E185" table:end-x="2.213cm" table:end-y="0.409cm" draw:z-index="15" draw:style-name="gr2" draw:text-style-name="P1" svg:x1="2.213cm" svg:y1="0.007cm" svg:x2="4.48cm" svg:y2="1.264cm">
              <text:p/>
            </draw:line>
          </table:table-cell>
          <table:table-cell/>
          <table:table-cell table:style-name="ce14" table:number-columns-repeated="2"/>
          <table:table-cell table:style-name="ce14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 office:value-type="string">
            <text:p>D (6,5)</text:p>
          </table:table-cell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35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B (5,5)</text:p>
          </table:table-cell>
          <table:table-cell/>
          <table:table-cell table:style-name="ce27"/>
          <table:table-cell table:style-name="ce14"/>
          <table:table-cell table:style-name="ce27"/>
          <table:table-cell table:style-name="ce14"/>
          <table:table-cell table:style-name="ce40"/>
          <table:table-cell table:style-name="ce14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/>
          <table:table-cell/>
          <table:table-cell table:style-name="ce25" office:value-type="string">
            <text:p>A (5.5)</text:p>
          </table:table-cell>
          <table:table-cell/>
          <table:table-cell table:style-name="ce28" office:value-type="string">
            <text:p>fin</text:p>
          </table:table-cell>
          <table:table-cell table:style-name="ce30" office:value-type="string">
            <text:p>E</text:p>
          </table:table-cell>
          <table:table-cell table:style-name="ce28" table:formula="of:=+5+2" office:value-type="float" office:value="7">
            <text:p>7</text:p>
          </table:table-cell>
          <table:table-cell table:style-name="ce30"/>
          <table:table-cell table:style-name="ce41" table:formula="of:=[.I186]+[.H186]" office:value-type="float" office:value="7">
            <text:p>7</text:p>
          </table:table-cell>
          <table:table-cell table:style-name="ce30" table:formula="of:=[.J186]" office:value-type="float" office:value="7">
            <text:p>7</text:p>
          </table:table-cell>
          <table:table-cell table:style-name="ce43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>
            <text:p>C (10.5)</text:p>
          </table:table-cell>
          <table:table-cell/>
          <table:table-cell table:style-name="ce25" office:value-type="string">
            <text:p>ini <text:s/>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El nudo a analizar con minimo de <text:s/>F, <text:s/>es el nudo Fin? NO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4" office:value-type="string">
            <text:p>elijo el menor F de 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lista Abierta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>
            <text:p>(E)</text:p>
          </table:table-cell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5"/>
          <table:table-cell table:style-name="ce5" table:number-columns-repeated="2"/>
          <table:table-cell table:style-name="ce15" table:number-columns-repeated="7"/>
          <table:table-cell table:style-name="ce5"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 office:value-type="string">
            <text:p>Paso11:</text:p>
          </table:table-cell>
          <table:table-cell/>
          <table:table-cell table:style-name="ce14"/>
          <table:table-cell table:number-columns-repeated="2"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Abierta </text:p>
          </table:table-cell>
          <table:table-cell table:style-name="ce14"/>
          <table:table-cell office:value-type="string">
            <text:p>Cerrada</text:p>
          </table:table-cell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2"/>
          <table:table-cell table:style-name="ce26" office:value-type="string" table:number-columns-spanned="3" table:number-rows-spanned="1">
            <text:p>G 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26" office:value-type="string">
            <text:p>Sucesoras</text:p>
          </table:table-cell>
          <table:table-cell table:style-name="ce26" office:value-type="string">
            <text:p>Padre</text:p>
          </table:table-cell>
          <table:table-cell table:style-name="ce26" office:value-type="string">
            <text:p>g(padre)</text:p>
          </table:table-cell>
          <table:table-cell table:style-name="ce26" office:value-type="string">
            <text:p>g indicado</text:p>
          </table:table-cell>
          <table:table-cell table:style-name="ce26" office:value-type="string">
            <text:p>g=g(padre) + g indicado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F=g+h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Fin ( 7)</text:p>
          </table:table-cell>
          <table:table-cell table:style-name="ce14"/>
          <table:table-cell table:style-name="ce25"/>
          <table:table-cell/>
          <table:table-cell table:style-name="ce14" table:number-columns-repeated="7"/>
          <table:table-cell table:number-columns-repeated="1012"/>
        </table:table-row>
        <table:table-row table:style-name="ro1">
          <table:table-cell/>
          <table:table-cell table:style-name="ce12" office:value-type="string">
            <text:p>C (10.5)</text:p>
          </table:table-cell>
          <table:table-cell table:style-name="ce14"/>
          <table:table-cell table:style-name="ce25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El nudo a analizar con minimo de <text:s/>F, <text:s/>es el nudo Fin? SI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>
            <text:p>Ruta???</text:p>
            <draw:line table:end-cell-address="Sheet1.C204" table:end-x="5.665cm" table:end-y="0.386cm" draw:z-index="6" draw:style-name="gr2" draw:text-style-name="P1" svg:x1="0.81cm" svg:y1="0.383cm" svg:x2="5.665cm" svg:y2="0.387cm">
              <text:p/>
            </draw:line>
            <draw:line table:end-cell-address="Sheet1.C206" table:end-x="5.734cm" table:end-y="0.274cm" draw:z-index="7" draw:style-name="gr3" draw:text-style-name="P1" svg:x1="5.734cm" svg:y1="0.422cm" svg:x2="0.615cm" svg:y2="1.129cm">
              <text:p/>
            </draw:line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>
            <text:p>nudo</text:p>
          </table:table-cell>
          <table:table-cell office:value-type="string">
            <text:p>pad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>
            <text:p>Fin</text:p>
            <draw:line table:end-cell-address="Sheet1.C206" table:end-x="5.7cm" table:end-y="0.434cm" draw:z-index="8" draw:style-name="gr2" draw:text-style-name="P1" svg:x1="0.726cm" svg:y1="0.427cm" svg:x2="5.7cm" svg:y2="0.347cm">
              <text:p/>
            </draw:line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>
            <draw:line table:end-cell-address="Sheet1.C209" table:end-x="5.7cm" table:end-y="0.195cm" draw:z-index="10" draw:style-name="gr3" draw:text-style-name="P1" svg:x1="5.7cm" svg:y1="0.032cm" svg:x2="0.53cm" svg:y2="1.049cm">
              <text:p/>
            </draw:line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>
            <text:p>E</text:p>
          </table:table-cell>
          <table:table-cell office:value-type="string">
            <text:p>D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>
            <draw:line table:end-cell-address="Sheet1.C209" table:end-x="5.526cm" table:end-y="0.335cm" draw:z-index="9" draw:style-name="gr2" draw:text-style-name="P1" svg:x1="0.53cm" svg:y1="0.327cm" svg:x2="5.526cm" svg:y2="0.335cm">
              <text:p/>
            </draw:line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>
            <text:p>D </text:p>
          </table:table-cell>
          <table:table-cell office:value-type="string">
            <text:p>ini <text:s/></text:p>
          </table:table-cell>
          <table:table-cell table:number-columns-repeated="2"/>
          <table:table-cell office:value-type="string">
            <text:p>El nudo a analizar con minimo de <text:s/>F, <text:s/>es el nudo Fin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>
            <text:p>Referencia:</text:p>
          </table:table-cell>
          <table:table-cell/>
          <table:table-cell table:style-name="ce14"/>
          <table:table-cell table:number-columns-repeated="1021"/>
        </table:table-row>
        <table:table-row table:style-name="ro5">
          <table:table-cell table:style-name="ce7" office:value-type="string" table:number-columns-spanned="5" table:number-rows-spanned="1">
            <text:p><text:a xlink:href="http://en.wikipedia.org/wiki/A*_search_algorithm">http://en.wikipedia.org/wiki/A*_search_algorithm</text:a> 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1" table:number-rows-repeated="65323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4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2-09-12T08:52:40.94</meta:creation-date>
    <dc:date>2012-09-12T20:26:28</dc:date>
    <dc:creator>uno </dc:creator>
    <meta:editing-duration>PT4H21S</meta:editing-duration>
    <meta:editing-cycles>18</meta:editing-cycles>
    <meta:generator>LibreOffice/3.5$Linux_X86_64 LibreOffice_project/350m1$Build-2</meta:generator>
    <meta:printed-by>uno </meta:printed-by>
    <meta:print-date>2012-09-12T20:24:19</meta:print-date>
    <meta:document-statistic meta:table-count="3" meta:cell-count="276" meta:object-count="16"/>
  </office:meta>
</office:document-meta>
</file>